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fo:font-size="12pt" fo:language="fr" fo:country="FR" fo:font-weight="normal" officeooo:rsid="0006fabc" officeooo:paragraph-rsid="0006fabc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language="fr" fo:country="FR"/>
    </style:style>
    <style:style style:name="P3" style:family="paragraph" style:parent-style-name="Standard">
      <style:paragraph-properties fo:text-align="center" style:justify-single-word="false"/>
      <style:text-properties fo:language="fr" fo:country="FR" officeooo:rsid="0004f57b" officeooo:paragraph-rsid="0004f57b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04f57b" officeooo:paragraph-rsid="0004f57b"/>
    </style:style>
    <style:style style:name="P5" style:family="paragraph" style:parent-style-name="Text_20_body">
      <style:paragraph-properties fo:text-align="start" style:justify-single-word="false"/>
      <style:text-properties fo:language="fr" fo:country="FR" officeooo:paragraph-rsid="0006fabc"/>
    </style:style>
    <style:style style:name="P6" style:family="paragraph" style:parent-style-name="Text_20_body">
      <style:paragraph-properties fo:text-align="start" style:justify-single-word="false"/>
      <style:text-properties fo:language="fr" fo:country="FR" officeooo:rsid="0006fabc" officeooo:paragraph-rsid="0006fabc"/>
    </style:style>
    <style:style style:name="P7" style:family="paragraph" style:parent-style-name="Text_20_body">
      <style:paragraph-properties fo:text-align="start" style:justify-single-word="false"/>
      <style:text-properties fo:language="fr" fo:country="FR" officeooo:rsid="0007e04a" officeooo:paragraph-rsid="0007e04a"/>
    </style:style>
    <style:style style:name="P8" style:family="paragraph" style:parent-style-name="Text_20_body">
      <style:paragraph-properties fo:text-align="start" style:justify-single-word="false"/>
      <style:text-properties fo:language="fr" fo:country="FR" officeooo:rsid="000840b4" officeooo:paragraph-rsid="000840b4"/>
    </style:style>
    <style:style style:name="T1" style:family="text">
      <style:text-properties officeooo:rsid="0004f57b"/>
    </style:style>
    <style:style style:name="T2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06fabc" style:font-size-asian="10.5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0083c35" style:font-size-asian="10.5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09ffaa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1">Séquence 3</text:span></text:p>
      <text:p text:style-name="P3">Balzac et la petite tailleuse chinoise </text:p>
      <text:p text:style-name="P4"/>
      <text:p text:style-name="P4">*Sujet: Initiation au “Commentaire” de texte (suite)</text:p>
      <text:p text:style-name="P4"><text:tab/>Commentaire d’un extrait du roman d’Honoré de Balzac: Ursule Mirouet (1842)</text:p>
      <text:p text:style-name="P4"><text:tab/><text:tab/>1°/ Analyse sommaire du texte :</text:p>
      <text:p text:style-name="P4"><text:tab/><text:tab/><text:tab/>1 : Relevé des premières impressions de lecture</text:p>
      <text:p text:style-name="P4"><text:tab/><text:tab/><text:tab/>2 : Repérage des principaux procédés d’écritures et des principales figures de <text:tab/><text:tab/><text:tab/> <text:s text:c="4"/>style</text:p>
      <text:p text:style-name="P4"><text:tab/><text:tab/><text:tab/>3 : Choix de la problématique (la question principale que soulève le texte)</text:p>
      <text:p text:style-name="P4"><text:tab/><text:tab/>2°/ Développement des deux axes de lecture proposés pour un devoir</text:p>
      <text:p text:style-name="P4"><text:tab/><text:tab/> <text:s text:c="5"/>(voir consignes figurant au bas du texte-support) </text:p>
      <text:p text:style-name="P4"/>
      <text:h text:style-name="P1" text:outline-level="1">Méthodologie</text:h>
      <text:p text:style-name="P5"><text:span text:style-name="T3">→ Présentation du COMMENTAIRE </text:span></text:p>
      <text:p text:style-name="P6"><text:span text:style-name="T2">1°/ Texte support → extrait des Mots, de J-P Sartre</text:span></text:p>
      <text:p text:style-name="P6"><text:span text:style-name="T2">2°/ La méthode du Commentaire du texte littéraire proprement dite</text:span></text:p>
      <text:p text:style-name="P7"><text:span text:style-name="T2">3°/ </text:span><text:span text:style-name="T4">La démarche du « commentaire » en résumé (dans le cadre d’un devoir de 4 heures)</text:span></text:p>
      <text:p text:style-name="P8"><text:span text:style-name="T4">4</text:span><text:span text:style-name="T2">°/ Proposition de « Commentaire » <text:s/>du text</text:span><text:span text:style-name="T5">e</text:span><text:span text:style-name="T2"> de J-P Sartr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11-19T09:23:32.716000000</dc:date>
    <meta:editing-duration>PT23M23S</meta:editing-duration>
    <meta:editing-cycles>4</meta:editing-cycles>
    <meta:document-statistic meta:table-count="0" meta:image-count="0" meta:object-count="0" meta:page-count="1" meta:paragraph-count="16" meta:word-count="137" meta:character-count="860" meta:non-whitespace-character-count="704"/>
  </office:meta>
</office:document-meta>
</file>